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margin-top="0cm" fo:margin-bottom="0cm" loext:contextual-spacing="false" fo:text-align="end" style:justify-single-word="false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7" style:family="paragraph" style:parent-style-name="Standard">
      <style:paragraph-properties fo:margin-top="0cm" fo:margin-bottom="0cm" loext:contextual-spacing="false"/>
      <style:text-properties fo:font-size="8pt" fo:font-weight="bold" style:font-size-asian="8pt" style:font-weight-asian="bold" style:font-size-complex="8pt"/>
    </style:style>
    <style:style style:name="P8" style:family="paragraph" style:parent-style-name="Standard">
      <style:paragraph-properties fo:margin-top="0cm" fo:margin-bottom="0cm" loext:contextual-spacing="false"/>
      <style:text-properties officeooo:paragraph-rsid="000f2170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officeooo:rsid="0015648f" officeooo:paragraph-rsid="000f2170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</style:style>
    <style:style style:name="P11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  <style:style style:name="T4" style:family="text">
      <style:text-properties style:text-underline-style="solid" style:text-underline-width="auto" style:text-underline-color="font-color" officeooo:rsid="000f6241"/>
    </style:style>
    <style:style style:name="T5" style:family="text">
      <style:text-properties officeooo:rsid="000f2170"/>
    </style:style>
    <style:style style:name="T6" style:family="text">
      <style:text-properties officeooo:rsid="000f6241"/>
    </style:style>
    <style:style style:name="T7" style:family="text">
      <style:text-properties officeooo:rsid="00108c1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>La Paz, <text:span text:style-name="T7">29</text:span> de <text:span text:style-name="T7">Octubre</text:span> de 201<text:span text:style-name="T7">5</text:span></text:p>
      <text:p text:style-name="Standard"/>
      <text:p text:style-name="Standard"/>
      <text:p text:style-name="P2">Señor</text:p>
      <text:p text:style-name="P8">M.Sc Edgar Palmiro <text:span text:style-name="T6">C</text:span>lavijo <text:span text:style-name="T4">C</text:span><text:span text:style-name="T2">ardenas</text:span></text:p>
      <text:p text:style-name="P3">DIRECTOR </text:p>
      <text:p text:style-name="P3">CARRERA DE INFORMATICA </text:p>
      <text:p text:style-name="P3">FAC. CIENCIAS PURAS Y NATURALES </text:p>
      <text:p text:style-name="P3">UNIVERSIDAD MAYOR DE SAN ANDRES </text:p>
      <text:p text:style-name="P2">Presente</text:p>
      <text:p text:style-name="P2"><text:tab/><text:tab/><text:tab/><text:tab/><text:tab/></text:p>
      <text:p text:style-name="P2"/>
      <text:p text:style-name="P5"><text:span text:style-name="T1">Ref: </text:span><text:span text:style-name="T3">AVAL PARA LA DEFENSA DE TESIS DE GRADO</text:span><text:span text:style-name="T1"> <text:s/></text:span></text:p>
      <text:p text:style-name="P3"/>
      <text:p text:style-name="P2">De mi mayor consideración: </text:p>
      <text:p text:style-name="P2"/>
      <text:p text:style-name="P10">Mediante la <text:s/>presente, me dirijo a su Autoridad, en calidad de <text:span text:style-name="T1">Tutor Metodológico</text:span> para <text:span text:style-name="T5">i</text:span>nformar que luego de haber realizado el seguimiento de<text:span text:style-name="T5">l</text:span> <text:s/><text:span text:style-name="T5">Proyecto</text:span> de Grado titulado: “<text:span text:style-name="T5">SISTEMA DE FIRMA DIGITAL PARA EL MINISTERIO DE OBRAS PÚBLICAS, SERVICIOS Y VIVIENDA</text:span>” <text:s/>presentado por el Univ. <text:span text:style-name="T5">Armin Mesa Sanchez</text:span> con C.I. <text:span text:style-name="T5">7526115 CH</text:span>, para optar al título de Licenciatura en Informática, Mención Ingeniería de Sistemas Informáticos. </text:p>
      <text:p text:style-name="P6"/>
      <text:p text:style-name="P10">En este sentido, presento mi <text:span text:style-name="T1">conformidad y aval</text:span> respectivo para la defensa pública de <text:span text:style-name="T5">Proyecto</text:span> de Grado de acuerdo a Reglamento vigente en la Universidad Mayor de San Andrés. </text:p>
      <text:p text:style-name="P6"/>
      <text:p text:style-name="P6"/>
      <text:p text:style-name="P2"><text:tab/>Sin otro particular, me suscribo con las atenciones más distinguidas. </text:p>
      <text:p text:style-name="P2"/>
      <text:p text:style-name="P2"/>
      <text:p text:style-name="P2"/>
      <text:p text:style-name="P2"/>
      <text:p text:style-name="P9">M.sc. Aldo Ramiro Valdez Alvarado</text:p>
      <text:p text:style-name="P4">TUTOR METODOLOGICO</text:p>
      <text:p text:style-name="P3"/>
      <text:p text:style-name="P7">c.c. Ar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A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Pereira</meta:initial-creator>
    <meta:creation-date>2012-06-22T16:39:00</meta:creation-date>
    <dc:date>2015-11-03T10:12:22.062328712</dc:date>
    <meta:editing-cycles>9</meta:editing-cycles>
    <meta:editing-duration>PT27M59S</meta:editing-duration>
    <meta:generator>LibreOffice/4.4.2.2$Linux_X86_64 LibreOffice_project/40m0$Build-2</meta:generator>
    <meta:print-date>2015-10-29T10:04:08.925594102</meta:print-date>
    <meta:document-statistic meta:table-count="0" meta:image-count="0" meta:object-count="0" meta:page-count="1" meta:paragraph-count="17" meta:word-count="153" meta:character-count="978" meta:non-whitespace-character-count="822"/>
  </office:meta>
</office:document-meta>
</file>